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a6131" officeooo:paragraph-rsid="000a6131"/>
    </style:style>
    <style:style style:name="P2" style:family="paragraph" style:parent-style-name="Standard">
      <style:text-properties officeooo:rsid="000ba513" officeooo:paragraph-rsid="000ba513"/>
    </style:style>
    <style:style style:name="P3" style:family="paragraph" style:parent-style-name="Standard">
      <style:text-properties officeooo:rsid="000bd6d4" officeooo:paragraph-rsid="000bd6d4"/>
    </style:style>
    <style:style style:name="P4" style:family="paragraph" style:parent-style-name="Standard">
      <style:text-properties officeooo:rsid="000c6f1d" officeooo:paragraph-rsid="000c6f1d"/>
    </style:style>
    <style:style style:name="P5" style:family="paragraph" style:parent-style-name="Standard">
      <style:text-properties officeooo:rsid="000dabb3" officeooo:paragraph-rsid="000dabb3"/>
    </style:style>
    <style:style style:name="P6" style:family="paragraph" style:parent-style-name="Standard">
      <style:text-properties officeooo:rsid="000dfeb2" officeooo:paragraph-rsid="000dfeb2"/>
    </style:style>
    <style:style style:name="P7" style:family="paragraph" style:parent-style-name="Standard">
      <style:text-properties officeooo:rsid="000ef128" officeooo:paragraph-rsid="000ef128"/>
    </style:style>
    <style:style style:name="T1" style:family="text">
      <style:text-properties officeooo:rsid="000ba513"/>
    </style:style>
    <style:style style:name="T2" style:family="text">
      <style:text-properties officeooo:rsid="000c6f1d"/>
    </style:style>
    <style:style style:name="T3" style:family="text">
      <style:text-properties officeooo:rsid="000dabb3"/>
    </style:style>
    <style:style style:name="T4" style:family="text">
      <style:text-properties officeooo:rsid="000dfeb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Wald Text</text:p>
      <text:p text:style-name="P1"/>
      <text:p text:style-name="P1">La langue commence en chemin, que mene à la forêt</text:p>
      <text:p text:style-name="P1">le chemin ne peut être compris, se laisse seulement alle.</text:p>
      <text:p text:style-name="P1"><text:line-break/><text:span text:style-name="T1">Le langue est le bruit des l`oiseau, le vent dans la couronne.</text:span></text:p>
      <text:p text:style-name="P1"/>
      <text:p text:style-name="P2">Diese Sprache existiert nicht.</text:p>
      <text:p text:style-name="P2">Diese Sprache ist Rauschen.</text:p>
      <text:p text:style-name="P2">Du begibst dich in diese Sprache, wenn du nicht sein willst.</text:p>
      <text:p text:style-name="P3">Tu mett à cette langue, si tu ne veux pas être.</text:p>
      <text:p text:style-name="P3"/>
      <text:p text:style-name="P3">Du ziehst dir den Wald an wie ein Kleidungsstück aus der Kindheit,</text:p>
      <text:p text:style-name="P3">der Stoff kratzt auf deiner Haut, die Nadeln sind Kiefer, Fichte, Vater und Tanne.</text:p>
      <text:p text:style-name="P3"/>
      <text:p text:style-name="P3">Du lässt die Pronomen der Bäume weg. Diese Sprache kennt keine Unterscheidungen, sie rauscht.</text:p>
      <text:p text:style-name="P3"/>
      <text:p text:style-name="P3">Das Moos ist dein Bett, le lit, <text:span text:style-name="T2">la mousse,</text:span></text:p>
      <text:p text:style-name="P4">tu te coucher, tu mousser, tu dormis en la mousse.</text:p>
      <text:p text:style-name="P4"/>
      <text:p text:style-name="P4">In dieser Sprache kannst du schlafen,</text:p>
      <text:p text:style-name="P4">es gibt nichts, das war bloß der Wind.</text:p>
      <text:p text:style-name="P4"/>
      <text:p text:style-name="P4">Es ist immer bloß der Wind gewesen.</text:p>
      <text:p text:style-name="P4"/>
      <text:p text:style-name="P7">Der Pullover kratzt und hält dich</text:p>
      <text:p text:style-name="P7">warm.</text:p>
      <text:p text:style-name="P7"/>
      <text:p text:style-name="P4">Du moost dich in diese Sprache, bettest dich, la forêt, jus´que tu devien<text:span text:style-name="T3">ne</text:span>s la langue,</text:p>
      <text:p text:style-name="P5">tu hörst, bis in dir <text:span text:style-name="T4">la forêt, absorbierst, du wirst, la forêt.</text:span></text:p>
      <text:p text:style-name="P5"/>
      <text:p text:style-name="P6">La langue commence en chemin,</text:p>
      <text:p text:style-name="P6">entre les abres, dieses Rauschen, le bruissement,</text:p>
      <text:p text:style-name="P7">die Kleidung eng anliegend,</text:p>
      <text:p text:style-name="P7">das Rauschen ist Rinde,</text:p>
      <text:p text:style-name="P7">la langue commence en chemin,</text:p>
      <text:p text:style-name="P7">tu es la langue, la forêt.</text:p>
      <text:p text:style-name="P7"/>
      <text:p text:style-name="P4"/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18T20:55:05.719460265</meta:creation-date>
    <dc:date>2025-09-23T20:58:08.013890608</dc:date>
    <meta:editing-duration>PT5M19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1" meta:paragraph-count="26" meta:word-count="209" meta:character-count="1156" meta:non-whitespace-character-count="972"/>
  </office:meta>
</office:document-meta>
</file>